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 Condensed1" svg:font-family="'DejaVu Sans Condensed'" style:font-family-generic="swiss"/>
    <style:font-face style:name="Monospace1"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fo:font-size="10pt" fo:font-style="normal" style:font-name-asian="Monospace1" style:font-size-asian="10pt" style:font-style-asian="normal" style:font-name-complex="Monospace1" style:font-size-complex="10pt" style:font-style-complex="normal"/>
    </style:style>
    <style:style style:name="P3" style:family="paragraph" style:parent-style-name="Preformatted_20_Text">
      <style:paragraph-properties fo:margin-left="0cm" fo:margin-right="0cm" fo:text-align="start" style:justify-single-word="false" fo:text-indent="0cm" style:auto-text-indent="false" style:text-autospace="none"/>
      <style:text-properties fo:color="#000000" style:font-name="Monospace1"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P4"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P5"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fo:font-size="10pt" fo:font-style="normal" fo:font-weight="bold" style:font-name-asian="Monospace1" style:font-size-asian="10pt" style:font-style-asian="normal" style:font-weight-asian="bold" style:font-name-complex="Monospace1" style:font-size-complex="10pt" style:font-style-complex="normal" style:font-weight-complex="bold"/>
    </style:style>
    <style:style style:name="P6" style:family="paragraph" style:parent-style-name="Preformatted_20_Text">
      <style:paragraph-properties fo:margin-left="0cm" fo:margin-right="0cm" fo:text-align="start" style:justify-single-word="false" fo:text-indent="0cm" style:auto-text-indent="false" style:text-autospace="none"/>
      <style:text-properties fo:color="#000000" style:font-name="Monospace1" fo:font-size="10pt" fo:font-style="normal" fo:font-weight="bold" officeooo:rsid="003c65d1" officeooo:paragraph-rsid="003c65d1" fo:background-color="#ffff00" style:font-name-asian="Monospace1" style:font-size-asian="10pt" style:font-style-asian="normal" style:font-weight-asian="bold" style:font-name-complex="Monospace1" style:font-size-complex="10pt" style:font-style-complex="normal" style:font-weight-complex="bold"/>
    </style:style>
    <style:style style:name="P7" style:family="paragraph" style:parent-style-name="Preformatted_20_Text">
      <style:paragraph-properties fo:margin-left="0cm" fo:margin-right="0cm" fo:text-align="center" style:justify-single-word="false" fo:text-indent="0cm" style:auto-text-indent="false" style:text-autospace="none"/>
      <style:text-properties fo:color="#000000" style:font-name="Monospace1" fo:font-size="10pt" fo:font-weight="bold" officeooo:rsid="0035a2e1" officeooo:paragraph-rsid="0035a2e1" style:font-name-asian="Monospace1" style:font-size-asian="10pt" style:font-weight-asian="bold" style:font-name-complex="Monospace1" style:font-size-complex="10pt" style:font-weight-complex="bold"/>
    </style:style>
    <style:style style:name="P8"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fo:font-size="10pt" officeooo:rsid="0035a2e1" officeooo:paragraph-rsid="0035a2e1" fo:background-color="transparent" style:font-name-asian="Monospace1" style:font-size-asian="10pt" style:font-name-complex="Monospace1" style:font-size-complex="10pt"/>
    </style:style>
    <style:style style:name="P9"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style:font-name-asian="Monospace1" style:font-name-complex="Monospace1"/>
    </style:style>
    <style:style style:name="P10"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officeooo:paragraph-rsid="00135634" style:font-name-asian="Monospace1" style:font-name-complex="Monospace1"/>
    </style:style>
    <style:style style:name="P11" style:family="paragraph" style:parent-style-name="Preformatted_20_Text">
      <style:paragraph-properties fo:margin-left="0cm" fo:margin-right="0cm" fo:text-align="center" style:justify-single-word="false" fo:text-indent="0cm" style:auto-text-indent="false" style:text-autospace="none"/>
      <style:text-properties fo:color="#000000" style:font-name="Monospace1" officeooo:paragraph-rsid="001452d2" style:font-name-asian="Monospace1" style:font-name-complex="Monospace1"/>
    </style:style>
    <style:style style:name="P12"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officeooo:rsid="0028ef74" officeooo:paragraph-rsid="0028ef74" fo:background-color="transparent" style:font-name-asian="Monospace1" style:font-name-complex="Monospace1"/>
    </style:style>
    <style:style style:name="P13"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officeooo:rsid="003878a6" officeooo:paragraph-rsid="003878a6" fo:background-color="transparent" style:font-name-asian="Monospace1" style:font-name-complex="Monospace1"/>
    </style:style>
    <style:style style:name="P14"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1" fo:font-weight="bold" officeooo:rsid="003878a6" officeooo:paragraph-rsid="003878a6" fo:background-color="transparent" style:font-name-asian="Monospace1" style:font-weight-asian="bold" style:font-name-complex="Monospace1" style:font-weight-complex="bold"/>
    </style:style>
    <style:style style:name="P15" style:family="paragraph" style:parent-style-name="Preformatted_20_Text">
      <style:paragraph-properties fo:margin-left="0cm" fo:margin-right="0cm" fo:text-align="justify" style:justify-single-word="false" fo:text-indent="0cm" style:auto-text-indent="false" style:text-autospace="none"/>
      <style:text-properties style:font-name="Monospace1" fo:font-size="10pt" officeooo:rsid="001452d2" officeooo:paragraph-rsid="002f27ea" style:font-name-asian="Monospace1" style:font-size-asian="10pt" style:font-name-complex="Monospace1" style:font-size-complex="10pt"/>
    </style:style>
    <style:style style:name="P16" style:family="paragraph" style:parent-style-name="Preformatted_20_Text">
      <style:paragraph-properties fo:margin-left="0cm" fo:margin-right="0cm" fo:text-align="justify" style:justify-single-word="false" fo:text-indent="0cm" style:auto-text-indent="false" style:text-autospace="none"/>
      <style:text-properties officeooo:paragraph-rsid="003878a6"/>
    </style:style>
    <style:style style:name="P17" style:family="paragraph" style:parent-style-name="Preformatted_20_Text">
      <style:paragraph-properties fo:margin-left="0cm" fo:margin-right="0cm" fo:text-align="justify" style:justify-single-word="false" fo:text-indent="0cm" style:auto-text-indent="false" style:text-autospace="none"/>
      <style:text-properties officeooo:paragraph-rsid="002f27ea"/>
    </style:style>
    <style:style style:name="P18" style:family="paragraph" style:parent-style-name="Preformatted_20_Text">
      <style:paragraph-properties fo:margin-left="0cm" fo:margin-right="0cm" fo:text-align="justify" style:justify-single-word="false" fo:text-indent="0cm" style:auto-text-indent="false" style:text-autospace="none"/>
      <style:text-properties officeooo:paragraph-rsid="003c65d1"/>
    </style:style>
    <style:style style:name="P1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0" style:family="paragraph" style:parent-style-name="Standard">
      <style:paragraph-properties fo:margin-left="0cm" fo:margin-right="0cm" fo:text-align="justify" style:justify-single-word="false" fo:text-indent="0cm" style:auto-text-indent="false" style:text-autospace="none"/>
      <style:text-properties fo:color="#000000" style:font-name="Monospace" fo:font-size="10pt" officeooo:paragraph-rsid="00135634" fo:background-color="transparent" style:font-name-asian="Monospace1" style:font-size-asian="10pt" style:font-name-complex="Monospace1"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style="normal" fo:font-weight="normal" officeooo:rsid="003c65d1" officeooo:paragraph-rsid="003c65d1" style:font-name-asian="Monospace1" style:font-size-asian="10pt" style:font-style-asian="normal" style:font-weight-asian="normal" style:font-name-complex="Monospace1" style:font-size-complex="10pt" style:font-style-complex="normal" style:font-weight-complex="normal"/>
    </style:style>
    <style:style style:name="P22"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 fo:font-size="10pt" officeooo:rsid="0035a2e1" officeooo:paragraph-rsid="0035a2e1" fo:background-color="transparent" style:font-name-asian="Monospace1" style:font-size-asian="10pt" style:font-name-complex="Monospace1" style:font-size-complex="10pt"/>
    </style:style>
    <style:style style:name="P23" style:family="paragraph" style:parent-style-name="Preformatted_20_Text">
      <style:paragraph-properties fo:margin-left="0cm" fo:margin-right="0cm" fo:text-align="justify" style:justify-single-word="false" fo:text-indent="0cm" style:auto-text-indent="false" style:text-autospace="none"/>
      <style:text-properties fo:color="#000000" style:font-name="Monospace" fo:font-size="10pt" officeooo:rsid="003878a6" officeooo:paragraph-rsid="003878a6" fo:background-color="transparent" style:font-name-asian="Monospace1" style:font-size-asian="10pt" style:font-name-complex="Monospace1" style:font-size-complex="10pt"/>
    </style:style>
    <style:style style:name="P24" style:family="paragraph" style:parent-style-name="Preformatted_20_Text">
      <style:paragraph-properties fo:margin-left="0cm" fo:margin-right="0cm" fo:text-align="start" style:justify-single-word="false" fo:text-indent="0cm" style:auto-text-indent="false" style:text-autospace="none"/>
      <style:text-properties fo:color="#000000" style:font-name="Monospace1" fo:font-size="10pt" fo:font-style="normal" fo:font-weight="normal" officeooo:rsid="003d6889" officeooo:paragraph-rsid="003d6889" style:font-name-asian="Monospace1" style:font-size-asian="10pt" style:font-style-asian="normal" style:font-weight-asian="normal" style:font-name-complex="Monospace1" style:font-size-complex="10pt" style:font-style-complex="normal" style:font-weight-complex="normal"/>
    </style:style>
    <style:style style:name="P25" style:family="paragraph" style:parent-style-name="Preformatted_20_Text">
      <style:paragraph-properties fo:margin-left="0cm" fo:margin-right="0cm" fo:text-align="start" style:justify-single-word="false" fo:text-indent="0cm" style:auto-text-indent="false" style:text-autospace="none"/>
      <style:text-properties fo:color="#000000" style:font-name="Monospace1" fo:font-size="10pt" fo:font-style="normal" fo:font-weight="bold" officeooo:rsid="003d6889" officeooo:paragraph-rsid="003d6889" style:font-name-asian="Monospace1" style:font-size-asian="10pt" style:font-style-asian="normal" style:font-weight-asian="bold" style:font-name-complex="Monospace1" style:font-size-complex="10pt" style:font-style-complex="normal" style:font-weight-complex="bold"/>
    </style:style>
    <style:style style:name="P26" style:family="paragraph" style:parent-style-name="Preformatted_20_Text">
      <style:paragraph-properties fo:margin-left="0cm" fo:margin-right="0cm" fo:text-align="start" style:justify-single-word="false" fo:text-indent="0cm" style:auto-text-indent="false" style:text-autospace="none"/>
      <style:text-properties fo:color="#3f7f5f" style:font-name="Monospace" fo:font-size="10pt" fo:font-style="normal" style:text-underline-style="solid" style:text-underline-width="auto" style:text-underline-color="font-color" fo:font-weight="normal" style:font-name-asian="Monospace1" style:font-size-asian="10pt" style:font-style-asian="normal" style:font-weight-asian="normal" style:font-name-complex="Monospace1" style:font-size-complex="10pt" style:font-style-complex="normal" style:font-weight-complex="normal"/>
    </style:style>
    <style:style style:name="P27" style:family="paragraph" style:parent-style-name="Preformatted_20_Text" style:list-style-name="L1">
      <style:paragraph-properties fo:text-align="justify" style:justify-single-word="false" style:text-autospace="none"/>
      <style:text-properties fo:color="#000000" style:font-name="Monospace1" officeooo:rsid="003878a6" officeooo:paragraph-rsid="003878a6" fo:background-color="transparent" style:font-name-asian="Monospace1" style:font-name-complex="Monospace1"/>
    </style:style>
    <style:style style:name="P28" style:family="paragraph" style:parent-style-name="Preformatted_20_Text">
      <style:paragraph-properties fo:text-align="justify" style:justify-single-word="false" style:text-autospace="none"/>
      <style:text-properties fo:color="#000000" style:font-name="Monospace1" fo:font-size="10pt" officeooo:rsid="00393768" officeooo:paragraph-rsid="00393768" fo:background-color="transparent" style:font-name-asian="Monospace1" style:font-size-asian="10pt" style:font-name-complex="Monospace1" style:font-size-complex="10pt"/>
    </style:style>
    <style:style style:name="P29" style:family="paragraph" style:parent-style-name="Preformatted_20_Text" style:list-style-name="L3">
      <style:paragraph-properties fo:text-align="justify" style:justify-single-word="false" style:text-autospace="none"/>
      <style:text-properties fo:color="#000000" style:font-name="Monospace1" fo:font-size="10pt" officeooo:rsid="00393768" officeooo:paragraph-rsid="00393768" fo:background-color="transparent" style:font-name-asian="Monospace1" style:font-size-asian="10pt" style:font-name-complex="Monospace1" style:font-size-complex="10pt"/>
    </style:style>
    <style:style style:name="P30" style:family="paragraph" style:parent-style-name="Preformatted_20_Text">
      <style:paragraph-properties fo:text-align="justify" style:justify-single-word="false" style:text-autospace="none"/>
      <style:text-properties fo:color="#000000" style:font-name="Monospace1" fo:font-size="10pt" fo:font-weight="bold" officeooo:rsid="00393768" officeooo:paragraph-rsid="00393768" fo:background-color="transparent" style:font-name-asian="Monospace1" style:font-size-asian="10pt" style:font-weight-asian="bold" style:font-name-complex="Monospace1" style:font-size-complex="10pt" style:font-weight-complex="bold"/>
    </style:style>
    <style:style style:name="P31" style:family="paragraph" style:parent-style-name="Preformatted_20_Text" style:list-style-name="L3">
      <style:paragraph-properties fo:text-align="justify" style:justify-single-word="false" style:text-autospace="none"/>
      <style:text-properties fo:color="#000000" style:font-name="Monospace1" fo:font-size="10pt" officeooo:rsid="00393768" officeooo:paragraph-rsid="00393768" style:font-name-asian="Monospace1" style:font-size-asian="10pt" style:font-name-complex="Monospace1" style:font-size-complex="10pt"/>
    </style:style>
    <style:style style:name="P32" style:family="paragraph" style:parent-style-name="Preformatted_20_Text" style:list-style-name="L2">
      <style:paragraph-properties fo:text-align="justify" style:justify-single-word="false" style:text-autospace="none"/>
      <style:text-properties officeooo:paragraph-rsid="0028ef74"/>
    </style:style>
    <style:style style:name="P33" style:family="paragraph" style:parent-style-name="Preformatted_20_Text" style:list-style-name="L2">
      <style:paragraph-properties fo:text-align="justify" style:justify-single-word="false" style:text-autospace="none"/>
      <style:text-properties officeooo:rsid="003878a6" officeooo:paragraph-rsid="00393768"/>
    </style:style>
    <style:style style:name="P34" style:family="paragraph" style:parent-style-name="Preformatted_20_Text" style:list-style-name="L2">
      <style:paragraph-properties fo:text-align="justify" style:justify-single-word="false" style:text-autospace="none"/>
      <style:text-properties officeooo:rsid="00393768" officeooo:paragraph-rsid="00393768"/>
    </style:style>
    <style:style style:name="T1" style:family="text">
      <style:text-properties fo:color="#7f0055" style:font-name="Monospace" fo:font-weight="bold" style:font-weight-asian="bold"/>
    </style:style>
    <style:style style:name="T2" style:family="text">
      <style:text-properties fo:color="#7f0055" style:font-name="Monospace" fo:font-size="10pt" fo:font-weight="bold" officeooo:rsid="0035a2e1" fo:background-color="transparent" loext:char-shading-value="0" style:font-name-asian="Monospace1" style:font-size-asian="10pt" style:font-weight-asian="bold" style:font-name-complex="Monospace1" style:font-size-complex="10pt"/>
    </style:style>
    <style:style style:name="T3" style:family="text">
      <style:text-properties fo:color="#000000" fo:font-style="normal" style:font-style-asian="normal" style:font-style-complex="normal"/>
    </style:style>
    <style:style style:name="T4" style:family="text">
      <style:text-properties fo:color="#000000" fo:font-style="normal" officeooo:rsid="001452d2" style:font-style-asian="normal" style:font-style-complex="normal"/>
    </style:style>
    <style:style style:name="T5" style:family="text">
      <style:text-properties fo:color="#000000" fo:font-style="normal" officeooo:rsid="002f27ea" style:font-style-asian="normal" style:font-style-complex="normal"/>
    </style:style>
    <style:style style:name="T6" style:family="text">
      <style:text-properties fo:color="#000000" fo:font-style="normal" officeooo:rsid="00393768" style:font-style-asian="normal" style:font-style-complex="normal"/>
    </style:style>
    <style:style style:name="T7" style:family="text">
      <style:text-properties fo:color="#000000" fo:font-style="normal" fo:font-weight="bold" officeooo:rsid="00393768" fo:background-color="transparent" loext:char-shading-value="0" style:font-style-asian="normal" style:font-weight-asian="bold" style:font-style-complex="normal" style:font-weight-complex="bold"/>
    </style:style>
    <style:style style:name="T8" style:family="text">
      <style:text-properties fo:color="#000000" style:font-name="Monospace"/>
    </style:style>
    <style:style style:name="T9" style:family="text">
      <style:text-properties fo:color="#000000" style:font-name="Monospace" fo:font-size="10pt" officeooo:rsid="0035a2e1" fo:background-color="transparent" loext:char-shading-value="0" style:font-name-asian="Monospace1" style:font-size-asian="10pt" style:font-name-complex="Monospace1" style:font-size-complex="10pt"/>
    </style:style>
    <style:style style:name="T10" style:family="text">
      <style:text-properties fo:color="#000000" style:font-name="Monospace" fo:font-size="10pt" officeooo:rsid="003849c4" fo:background-color="transparent" loext:char-shading-value="0" style:font-name-asian="Monospace1" style:font-size-asian="10pt" style:font-name-complex="Monospace1" style:font-size-complex="10pt"/>
    </style:style>
    <style:style style:name="T11" style:family="text">
      <style:text-properties fo:color="#000000" style:font-name="Monospace" fo:font-size="10pt" officeooo:rsid="003878a6" fo:background-color="transparent" loext:char-shading-value="0" style:font-name-asian="Monospace1" style:font-size-asian="10pt" style:font-name-complex="Monospace1" style:font-size-complex="10pt"/>
    </style:style>
    <style:style style:name="T12" style:family="text">
      <style:text-properties fo:color="#000000" style:font-name="Monospace" fo:font-size="10pt" officeooo:rsid="003c65d1" fo:background-color="transparent" loext:char-shading-value="0" style:font-name-asian="Monospace1" style:font-size-asian="10pt" style:font-name-complex="Monospace1" style:font-size-complex="10pt"/>
    </style:style>
    <style:style style:name="T13" style:family="text">
      <style:text-properties fo:color="#000000" style:font-name="Monospace" fo:font-size="10pt" fo:font-weight="bold" officeooo:rsid="0035a2e1" fo:background-color="transparent" loext:char-shading-value="0" style:font-name-asian="Monospace1" style:font-size-asian="10pt" style:font-weight-asian="bold" style:font-name-complex="Monospace1" style:font-size-complex="10pt" style:font-weight-complex="bold"/>
    </style:style>
    <style:style style:name="T14" style:family="text">
      <style:text-properties fo:color="#000000" style:font-name="Monospace" fo:font-size="10pt" fo:font-weight="bold" officeooo:rsid="003878a6" fo:background-color="transparent" loext:char-shading-value="0" style:font-name-asian="Monospace1" style:font-size-asian="10pt" style:font-weight-asian="bold" style:font-name-complex="Monospace1" style:font-size-complex="10pt" style:font-weight-complex="bold"/>
    </style:style>
    <style:style style:name="T15" style:family="text">
      <style:text-properties fo:color="#000000" style:font-name="Monospace" fo:font-size="10pt" fo:font-weight="bold" officeooo:rsid="003c65d1" fo:background-color="transparent" loext:char-shading-value="0" style:font-name-asian="Monospace1" style:font-size-asian="10pt" style:font-weight-asian="bold" style:font-name-complex="Monospace1" style:font-size-complex="10pt" style:font-weight-complex="bold"/>
    </style:style>
    <style:style style:name="T16" style:family="text">
      <style:text-properties fo:color="#000000" style:font-name="Monospace" fo:font-size="10pt" fo:font-weight="normal" officeooo:rsid="003c65d1" fo:background-color="transparent" loext:char-shading-value="0" style:font-name-asian="Monospace1" style:font-size-asian="10pt" style:font-weight-asian="normal" style:font-name-complex="Monospace1" style:font-size-complex="10pt" style:font-weight-complex="normal"/>
    </style:style>
    <style:style style:name="T17" style:family="text">
      <style:text-properties fo:color="#000000" style:font-name="Monospace" officeooo:rsid="003c65d1"/>
    </style:style>
    <style:style style:name="T18" style:family="text">
      <style:text-properties fo:color="#000000" style:font-name="Monospace1" fo:font-size="10pt" fo:background-color="transparent" loext:char-shading-value="0" style:font-name-asian="Monospace1" style:font-size-asian="10pt" style:font-name-complex="Monospace1" style:font-size-complex="10pt"/>
    </style:style>
    <style:style style:name="T19" style:family="text">
      <style:text-properties fo:color="#000000" style:font-name="Monospace1" fo:font-size="10pt" officeooo:rsid="003878a6" fo:background-color="transparent" loext:char-shading-value="0" style:font-name-asian="Monospace1" style:font-size-asian="10pt" style:font-name-complex="Monospace1" style:font-size-complex="10pt"/>
    </style:style>
    <style:style style:name="T20" style:family="text">
      <style:text-properties fo:color="#000000" style:font-name="Monospace1" fo:font-size="10pt" officeooo:rsid="0028ef74" fo:background-color="transparent" loext:char-shading-value="0" style:font-name-asian="Monospace1" style:font-size-asian="10pt" style:font-name-complex="Monospace1" style:font-size-complex="10pt"/>
    </style:style>
    <style:style style:name="T21" style:family="text">
      <style:text-properties fo:color="#000000" style:font-name="Monospace1" fo:font-size="10pt" fo:font-style="normal" style:font-name-asian="Monospace1" style:font-size-asian="10pt" style:font-style-asian="normal" style:font-name-complex="Monospace1" style:font-size-complex="10pt" style:font-style-complex="normal"/>
    </style:style>
    <style:style style:name="T22" style:family="text">
      <style:text-properties fo:color="#000000" style:font-name="Monospace1" fo:font-size="10pt" fo:font-style="normal" officeooo:rsid="001452d2" style:font-name-asian="Monospace1" style:font-size-asian="10pt" style:font-style-asian="normal" style:font-name-complex="Monospace1" style:font-size-complex="10pt" style:font-style-complex="normal"/>
    </style:style>
    <style:style style:name="T23" style:family="text">
      <style:text-properties fo:color="#000000" style:font-name="Monospace1" fo:font-size="10pt" fo:font-style="normal" officeooo:rsid="002044b2" style:font-name-asian="Monospace1" style:font-size-asian="10pt" style:font-style-asian="normal" style:font-name-complex="Monospace1" style:font-size-complex="10pt" style:font-style-complex="normal"/>
    </style:style>
    <style:style style:name="T24" style:family="text">
      <style:text-properties fo:color="#000000" style:font-name="Monospace1" fo:font-size="10pt" fo:font-style="normal" officeooo:rsid="002f27ea" style:font-name-asian="Monospace1" style:font-size-asian="10pt" style:font-style-asian="normal" style:font-name-complex="Monospace1" style:font-size-complex="10pt" style:font-style-complex="normal"/>
    </style:style>
    <style:style style:name="T25" style:family="text">
      <style:text-properties fo:color="#000000" style:font-name="Monospace1" fo:font-size="10pt" fo:font-style="normal" officeooo:rsid="00393768" style:font-name-asian="Monospace1" style:font-size-asian="10pt" style:font-style-asian="normal" style:font-name-complex="Monospace1" style:font-size-complex="10pt" style:font-style-complex="normal"/>
    </style:style>
    <style:style style:name="T26" style:family="text">
      <style:text-properties fo:color="#000000" style:font-name="Monospace1" fo:font-size="10pt" fo:font-style="normal" fo:font-weight="bold" officeooo:rsid="002f27ea" style:font-name-asian="Monospace1" style:font-size-asian="10pt" style:font-style-asian="normal" style:font-weight-asian="bold" style:font-name-complex="Monospace1" style:font-size-complex="10pt" style:font-style-complex="normal" style:font-weight-complex="bold"/>
    </style:style>
    <style:style style:name="T27" style:family="text">
      <style:text-properties fo:color="#000000" style:font-name="Monospace1" fo:font-size="10pt" fo:font-style="normal" fo:font-weight="bold" officeooo:rsid="00393768" style:font-name-asian="Monospace1" style:font-size-asian="10pt" style:font-style-asian="normal" style:font-weight-asian="bold" style:font-name-complex="Monospace1" style:font-size-complex="10pt" style:font-style-complex="normal" style:font-weight-complex="bold"/>
    </style:style>
    <style:style style:name="T28" style:family="text">
      <style:text-properties fo:color="#000000" style:font-name="Monospace1" fo:font-size="10pt" fo:font-style="normal" fo:font-weight="bold" officeooo:rsid="00393768" fo:background-color="transparent" loext:char-shading-value="0" style:font-name-asian="Monospace1" style:font-size-asian="10pt" style:font-style-asian="normal" style:font-weight-asian="bold" style:font-name-complex="Monospace1" style:font-size-complex="10pt" style:font-style-complex="normal" style:font-weight-complex="bold"/>
    </style:style>
    <style:style style:name="T29" style:family="text">
      <style:text-properties fo:color="#000000" style:font-name="Monospace1" fo:background-color="transparent" loext:char-shading-value="0" style:font-name-asian="Monospace1" style:font-name-complex="Monospace1"/>
    </style:style>
    <style:style style:name="T30" style:family="text">
      <style:text-properties fo:color="#000000" style:font-name="Monospace1" officeooo:rsid="003878a6" fo:background-color="transparent" loext:char-shading-value="0" style:font-name-asian="Monospace1" style:font-name-complex="Monospace1"/>
    </style:style>
    <style:style style:name="T31" style:family="text">
      <style:text-properties fo:color="#000000" style:font-name="Monospace1" officeooo:rsid="0028ef74" fo:background-color="transparent" loext:char-shading-value="0" style:font-name-asian="Monospace1" style:font-name-complex="Monospace1"/>
    </style:style>
    <style:style style:name="T32" style:family="text">
      <style:text-properties fo:color="#000000" style:font-name="Monospace1" officeooo:rsid="00393768" fo:background-color="transparent" loext:char-shading-value="0" style:font-name-asian="Monospace1" style:font-name-complex="Monospace1"/>
    </style:style>
    <style:style style:name="T33" style:family="text">
      <style:text-properties fo:color="#6a3e3e" style:font-name="Monospace" fo:font-size="10pt" officeooo:rsid="0035a2e1" fo:background-color="transparent" loext:char-shading-value="0" style:font-name-asian="Monospace1" style:font-size-asian="10pt" style:font-name-complex="Monospace1" style:font-size-complex="10pt"/>
    </style:style>
    <style:style style:name="T34" style:family="text">
      <style:text-properties fo:font-weight="bold" style:font-weight-asian="bold" style:font-weight-complex="bold"/>
    </style:style>
    <style:style style:name="T35" style:family="text">
      <style:text-properties fo:font-weight="bold" officeooo:rsid="0035a2e1" style:font-weight-asian="bold" style:font-weight-complex="bold"/>
    </style:style>
    <style:style style:name="T36" style:family="text">
      <style:text-properties fo:font-weight="bold" officeooo:rsid="003a92a2"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fo:font-weight="bold" fo:background-color="#ffff00" loext:char-shading-value="0" style:font-weight-asian="bold" style:font-weight-complex="bold"/>
    </style:style>
    <style:style style:name="T39" style:family="text">
      <style:text-properties style:font-name="Monospace"/>
    </style:style>
    <style:style style:name="T40" style:family="text">
      <style:text-properties fo:color="#0000c0" style:font-name="Monospace" fo:font-size="10pt" fo:background-color="transparent" loext:char-shading-value="0" style:font-size-asian="10pt" style:font-size-complex="10pt"/>
    </style:style>
    <style:style style:name="T41" style:family="text">
      <style:text-properties fo:color="#0000c0" style:font-name="Monospace" fo:font-size="10pt" officeooo:rsid="003878a6" fo:background-color="transparent" loext:char-shading-value="0" style:font-size-asian="10pt" style:font-size-complex="10pt"/>
    </style:style>
    <style:style style:name="T42" style:family="text">
      <style:text-properties fo:color="#0000c0" style:font-name="Monospace" fo:font-size="10pt" fo:background-color="transparent" loext:char-shading-value="0" style:font-name-asian="Monospace1" style:font-size-asian="10pt" style:font-name-complex="Monospace1" style:font-size-complex="10pt"/>
    </style:style>
    <style:style style:name="T43" style:family="text">
      <style:text-properties fo:color="#0000c0" style:font-name="Monospace" fo:font-size="10pt" officeooo:rsid="003878a6" fo:background-color="transparent" loext:char-shading-value="0" style:font-name-asian="Monospace1" style:font-size-asian="10pt" style:font-name-complex="Monospace1" style:font-size-complex="10pt"/>
    </style:style>
    <style:style style:name="T44" style:family="text">
      <style:text-properties fo:color="#0000c0" style:font-name="Monospace" fo:font-style="italic" fo:font-weight="bold" style:font-style-asian="italic" style:font-weight-asian="bold"/>
    </style:style>
    <style:style style:name="T45" style:family="text">
      <style:text-properties fo:color="#0000c0" style:font-name="Monospace" fo:background-color="transparent" loext:char-shading-value="0"/>
    </style:style>
    <style:style style:name="T46" style:family="text">
      <style:text-properties fo:color="#0000c0" style:font-name="Monospace" officeooo:rsid="003878a6" fo:background-color="transparent" loext:char-shading-value="0"/>
    </style:style>
    <style:style style:name="T47" style:family="text">
      <style:text-properties fo:background-color="transparent" loext:char-shading-value="0"/>
    </style:style>
    <style:style style:name="T48" style:family="text">
      <style:text-properties officeooo:rsid="001a64a5"/>
    </style:style>
    <style:style style:name="T49" style:family="text">
      <style:text-properties fo:font-size="10pt" fo:font-style="normal" fo:font-weight="bold" style:font-size-asian="10pt" style:font-style-asian="normal" style:font-weight-asian="bold" style:font-size-complex="10pt" style:font-style-complex="normal" style:font-weight-complex="bold"/>
    </style:style>
    <style:style style:name="T50" style:family="text">
      <style:text-properties fo:font-size="10pt" fo:font-style="normal" style:font-size-asian="10pt" style:font-style-asian="normal" style:font-size-complex="10pt" style:font-style-complex="normal"/>
    </style:style>
    <style:style style:name="T51" style:family="text">
      <style:text-properties officeooo:rsid="002b64c6"/>
    </style:style>
    <style:style style:name="T52" style:family="text">
      <style:text-properties officeooo:rsid="003094b8"/>
    </style:style>
    <style:style style:name="T53" style:family="text">
      <style:text-properties fo:color="#2a00ff" style:font-name="Monospace" fo:font-size="10pt" fo:background-color="transparent" loext:char-shading-value="0" style:font-size-asian="10pt" style:font-size-complex="10pt"/>
    </style:style>
    <style:style style:name="T54" style:family="text">
      <style:text-properties fo:color="#2a00ff" style:font-name="Monospace" fo:font-size="10pt" officeooo:rsid="003878a6" fo:background-color="transparent" loext:char-shading-value="0" style:font-size-asian="10pt" style:font-size-complex="10pt"/>
    </style:style>
    <style:style style:name="T55" style:family="text">
      <style:text-properties fo:color="#2a00ff" style:font-name="Monospace" fo:font-size="10pt" fo:background-color="transparent" loext:char-shading-value="0" style:font-name-asian="Monospace1" style:font-size-asian="10pt" style:font-name-complex="Monospace1" style:font-size-complex="10pt"/>
    </style:style>
    <style:style style:name="T56" style:family="text">
      <style:text-properties fo:color="#2a00ff" style:font-name="Monospace" fo:font-size="10pt" officeooo:rsid="003878a6" fo:background-color="transparent" loext:char-shading-value="0" style:font-name-asian="Monospace1" style:font-size-asian="10pt" style:font-name-complex="Monospace1" style:font-size-complex="10pt"/>
    </style:style>
    <style:style style:name="T57" style:family="text">
      <style:text-properties fo:color="#2a00ff" style:font-name="Monospace" fo:background-color="transparent" loext:char-shading-value="0"/>
    </style:style>
    <style:style style:name="T58" style:family="text">
      <style:text-properties fo:color="#2a00ff" style:font-name="Monospace" officeooo:rsid="003878a6" fo:background-color="transparent" loext:char-shading-value="0"/>
    </style:style>
    <style:style style:name="T59" style:family="text">
      <style:text-properties officeooo:rsid="003a92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4">Programación de Servicios y Procesos. 20</text:span><text:span text:style-name="T35">20</text:span><text:span text:style-name="T34">. Primera Evaluación.</text:span></text:p>
      <text:p text:style-name="P7">Simulación de Casa de Comidas</text:p>
      <text:p text:style-name="P10"/>
      <text:p text:style-name="P8"><text:span text:style-name="T51">D</text:span>ebido a la pandemia del Covid-19 y buscando nuevas oportunidades de negocio, la empresa Food &amp; Taste SL, ha decido montar una casa de comidas. Para, realizar la estimación del posible funcionamiento del negocio se nos ha encargado diseñar una aplicación que simule el comportamiento del centro de preparado de las comidas y la gestión de los pedidos.</text:p>
      <text:p text:style-name="P8"/>
      <text:p text:style-name="P8">Así, nuestro objetivo es determinar el tiempo de simulación para atender un conjunto de clientes (<text:span text:style-name="T34">Clase Puesto</text:span>) mediante un número limitado de cocineros (en función de una variable <text:span text:style-name="T1">final</text:span><text:span text:style-name="T39"> </text:span><text:span text:style-name="T1">static</text:span><text:span text:style-name="T39"> </text:span><text:span text:style-name="T1">int</text:span><text:span text:style-name="T39"> </text:span><text:span text:style-name="T44">maxCocineros</text:span><text:span text:style-name="T39"> = 8).</text:span></text:p>
      <text:p text:style-name="P22"/>
      <text:p text:style-name="P16"><text:span text:style-name="T9">La clase responsable de la simulación (</text:span><text:span text:style-name="T13">Clase Comidas</text:span><text:span text:style-name="T9">), que es la que tiene el main, debe iniciar un conjunto de instancias de la Clase Puesto (dependiendo de un valor prefijado </text:span><text:span text:style-name="T2">final</text:span><text:span text:style-name="T9"> </text:span><text:span text:style-name="T2">int</text:span><text:span text:style-name="T9"> </text:span><text:span text:style-name="T33">maxPuestos</text:span><text:span text:style-name="T9"> = 100), esperar a que las instancias terminen </text:span><text:span text:style-name="T10">de simular que son atendidas </text:span><text:span text:style-name="T9">y mostrar un mensaje con el tiempo en ms de la simulación. </text:span><text:span text:style-name="T11">Cuando las instancias de la Clase Puesto, no pued</text:span><text:span text:style-name="T12">a</text:span><text:span text:style-name="T11">n obtener un cocinero (Semáforo con un valor inicial de maxCocineros), enviarán un mensaje por un pipe (</text:span><text:span text:style-name="T54">Puesto &lt;</text:span><text:span text:style-name="T40">id</text:span><text:span text:style-name="T41">&gt;</text:span><text:span text:style-name="T53"> esperando cocinero</text:span><text:span text:style-name="T54">)</text:span><text:span text:style-name="T11">. Una instancia de la </text:span><text:span text:style-name="T14">Clase Metre</text:span><text:span text:style-name="T11"> que también se ejecuta como hilo debe imprimir “Recibido: Puesto &lt;id&gt; esperando cocinero”.</text:span></text:p>
      <text:p text:style-name="P23"/>
      <text:p text:style-name="P18"><text:span text:style-name="T9">Es necesario realizar una </text:span><text:span text:style-name="T13">simulación con </text:span><text:span text:style-name="T15">[nº de la lista * 20]</text:span><text:span text:style-name="T13"> puestos </text:span><text:span text:style-name="T9">y </text:span><text:span text:style-name="T13">otra con </text:span><text:span text:style-name="T15">[nº de la lista * 40; con un máximo de 800]</text:span><text:span text:style-name="T9">, debiendo adjuntar </text:span><text:span text:style-name="T13">capturas de la simulación </text:span><text:span text:style-name="T9">en la entrega del ejercicio, junto con una </text:span><text:span text:style-name="T13">copia completa de los directorios del proyecto. </text:span><text:span text:style-name="T16">Por ejemplo, si soy el alumno 10, mis simulaciones serán con 200 y con 400 puestos].</text:span></text:p>
      <text:p text:style-name="P8"/>
      <text:p text:style-name="P13">Funcionamiento de las clases</text:p>
      <text:p text:style-name="P13"><text:span text:style-name="T34">Clase Comidas</text:span> (main)</text:p>
      <text:list xml:id="list3583039742" text:style-name="L1">
        <text:list-item>
          <text:p text:style-name="P27">Inicialización de todos las variables</text:p>
        </text:list-item>
        <text:list-item>
          <text:p text:style-name="P27">Inicio de la clase Metre [Metre metre = new Metre(flujoE)]</text:p>
        </text:list-item>
        <text:list-item>
          <text:p text:style-name="P27">Inicio de los hilos que simulan los puestos</text:p>
        </text:list-item>
        <text:list-item>
          <text:p text:style-name="P27">Imprimir mensaje de “iniciando el servicio de comidas”</text:p>
        </text:list-item>
        <text:list-item>
          <text:p text:style-name="P27">Imprimir mensaje con el nombre del alumno y la hora de inicio</text:p>
        </text:list-item>
        <text:list-item>
          <text:p text:style-name="P27">Espera de que todos los puestos terminen</text:p>
        </text:list-item>
        <text:list-item>
          <text:p text:style-name="P27">Finalización de la instancia Metre</text:p>
        </text:list-item>
        <text:list-item>
          <text:p text:style-name="P27">Impresión del tiempo de la simulación en ms</text:p>
        </text:list-item>
        <text:list-item>
          <text:p text:style-name="P27">Imprimir mensaje con el nombre del alumno y la hora de fin</text:p>
        </text:list-item>
      </text:list>
      <text:p text:style-name="P20"/>
      <text:p text:style-name="P14">Clase Puesto</text:p>
      <text:p text:style-name="P13"/>
      <text:list xml:id="list55779779" text:style-name="L2">
        <text:list-item>
          <text:p text:style-name="P32"><text:span text:style-name="T19">Esperar que</text:span><text:span text:style-name="T31"> todos los hilos se inici</text:span><text:span text:style-name="T30">en</text:span><text:span text:style-name="T31"> concurrentemente (sincronizamos mediante </text:span><text:span text:style-name="T19">el mecanismo apropiado</text:span><text:span text:style-name="T31">)</text:span></text:p>
        </text:list-item>
        <text:list-item>
          <text:p text:style-name="P33"><text:span text:style-name="T31">M</text:span><text:span text:style-name="T29">ientras no pueda completar su pedido, debe intentar obtener un cocinero </text:span><text:span text:style-name="T32">(Semáforo)</text:span><text:span text:style-name="T29">. </text:span></text:p>
          <text:list>
            <text:list-item>
              <text:p text:style-name="P33"><text:span text:style-name="T29">Si lo consigue debe esperar un tiempo aleatorio de 1sg </text:span><text:span text:style-name="T32">máximo y terminar informando de que ha terminado </text:span><text:span text:style-name="T20">(sincronizamos mediante </text:span><text:span text:style-name="T18">el mecanismo apropiado</text:span><text:span text:style-name="T20">)</text:span><text:span text:style-name="T32">, para que una vez que todos los hilos hayan terminado el padre pueda imprimir el tiempo de la simulación</text:span></text:p>
            </text:list-item>
            <text:list-item>
              <text:p text:style-name="P34"><text:span text:style-name="T29">Si no consigue cocinero, debe esperar un tiempo aleatorio de 1sg máximo e imprimir por pantalla y enviar por el pipe el mensaje <text:s/></text:span><text:span text:style-name="T56">Puesto &lt;</text:span><text:span text:style-name="T42">id</text:span><text:span text:style-name="T43">&gt;</text:span><text:span text:style-name="T55"> esperando cocinero</text:span></text:p>
            </text:list-item>
          </text:list>
        </text:list-item>
      </text:list>
      <text:p text:style-name="P28"/>
      <text:p text:style-name="P28"/>
      <text:p text:style-name="P28"/>
      <text:p text:style-name="P28"/>
      <text:p text:style-name="P28"/>
      <text:p text:style-name="P28"><text:soft-page-break/></text:p>
      <text:p text:style-name="P28"/>
      <text:p text:style-name="P30">Clase Metre</text:p>
      <text:list xml:id="list3099283408" text:style-name="L3">
        <text:list-item>
          <text:p text:style-name="P31"><text:span text:style-name="T47">Recibir por el pipe los mensajes de los Puestos e imprimir por pantalla “Recibido: </text:span><text:span text:style-name="T58">Puesto &lt;</text:span><text:span text:style-name="T45">id</text:span><text:span text:style-name="T46">&gt;</text:span><text:span text:style-name="T57"> esperando cocinero”</text:span></text:p>
        </text:list-item>
        <text:list-item>
          <text:p text:style-name="P29">Finalizar cuando el main se lo indique</text:p>
        </text:list-item>
        <text:list-item>
          <text:p text:style-name="P31"><text:span text:style-name="T38">Atención</text:span><text:span text:style-name="T47">: Es posible que al finalizar los hilos de los Puestos y el metre continúe su ejecución, se produzca un </text:span><text:span text:style-name="T37">error de brokepipe</text:span><text:span text:style-name="T47">, es este caso capturar el error y finalizar la ejecución del metre.</text:span></text:p>
        </text:list-item>
      </text:list>
      <text:p text:style-name="P12"/>
      <text:p text:style-name="P9"><text:span text:style-name="T49">Nuestra aplicación </text:span><text:span text:style-name="T50">constará de la siguientes clases (no son necesarias más clases):</text:span></text:p>
      <text:p text:style-name="P2"/>
      <text:p text:style-name="P17"><text:span text:style-name="T21">1. </text:span><text:span text:style-name="T26">C</text:span><text:span text:style-name="T27">omidas</text:span><text:span text:style-name="T21">, que es la aplicación principal </text:span><text:span text:style-name="T22">(tiene el main</text:span><text:span text:style-name="T23">[]</text:span><text:span text:style-name="T22">) </text:span><text:span text:style-name="T21">que inicia todos los hilos </text:span><text:span text:style-name="T24">y espera que termine todo el proceso, imprimiendo </text:span><text:span text:style-name="T25">toda la información de la simulación</text:span></text:p>
      <text:p text:style-name="P17"><text:span text:style-name="T21">2. </text:span><text:span text:style-name="T28">Metre</text:span><text:span text:style-name="T21">, </text:span><text:span text:style-name="T25">que recibe los mensajes de los Puestos por el pipe y los imprime</text:span></text:p>
      <text:p text:style-name="P15"><text:span text:style-name="T4">3. </text:span><text:span text:style-name="T7">Puesto</text:span><text:span text:style-name="T3">. </text:span><text:span text:style-name="T6">Simula el puesto, esperando a que un cocinero atienda su pedido. Cuando no puede obtener cocinero emite por el pipe un mensaje</text:span><text:span text:style-name="T5">. Se ejecuta como un hilo</text:span></text:p>
      <text:p text:style-name="P4"/>
      <text:p text:style-name="P5">Criterios de evaluación:</text:p>
      <text:p text:style-name="P2"/>
      <text:p text:style-name="P2">1. Las clases se ha implementado adecuadamente, realizan la función sugerida y los parámetros de las clases son coherentes con su funcionalidad. (2 puntos)</text:p>
      <text:p text:style-name="P2">2. La sincronización de l<text:span text:style-name="T48">a toda la simulación</text:span> se ha realizado adecuadamente, utilizando las clases de concurrencia que java proporciona, <text:span text:style-name="T52">y ejecutando la sincronización tal y como se ha descrito</text:span>. (2 puntos) </text:p>
      <text:p text:style-name="P2">3. <text:span text:style-name="T52">La </text:span><text:span text:style-name="T59">gestión de los cocineros</text:span><text:span text:style-name="T52"> </text:span><text:span text:style-name="T59">se ha </text:span><text:span text:style-name="T52">implementado correctamente, tanto </text:span><text:span text:style-name="T59">su asignación al puesto como su no asignación</text:span><text:span text:style-name="T52">.</text:span> (2 puntos)</text:p>
      <text:p text:style-name="P2">4. La aplicación presenta una lógica coherente y funciona correctamente. (2 puntos)</text:p>
      <text:p text:style-name="P2"/>
      <text:p text:style-name="P5">Entrega del ejercicio</text:p>
      <text:p text:style-name="P2"/>
      <text:p text:style-name="P2">El ejercicio deberá ser entregado en un archivo comprimido con el nombre y apellidos, <text:span text:style-name="T36">conteniendo</text:span><text:span text:style-name="T34"> todos los archivos </text:span><text:span text:style-name="T36">del proyecto y un documento con las capturas de pantalla de las simulaciones (sin toda esta información no se evaluará el ejercicio)</text:span><text:span text:style-name="T59">, donde se aprecie claramente el nombre y hora de inicio y fin de la simulación.</text:span></text:p>
      <text:p text:style-name="P2"/>
      <text:p text:style-name="P6">Ejemplo de mensaje de finalización</text:p>
      <text:p text:style-name="P21">Simulación terminadada</text:p>
      <text:p text:style-name="P19"><text:span text:style-name="T8">El tiempo de la simulación ha sido </text:span><text:span text:style-name="T17">de</text:span><text:span text:style-name="T8"> 64730 ms</text:span></text:p>
      <text:p text:style-name="P21">Antonio F Pele :1:41:41</text:p>
      <text:p text:style-name="P3"/>
      <text:p text:style-name="P3"/>
      <text:p text:style-name="P25">A modo de ejemplo</text:p>
      <text:p text:style-name="P24">public Metre(BufferedReader flujoE)</text:p>
      <text:p text:style-name="P24"/>
      <text:p text:style-name="P24"/>
      <text:p text:style-name="P3"/>
      <text:p text:style-name="P3"/>
      <text:p text:style-name="P3"/>
      <text:p text:style-name="P3"/>
      <text:p text:style-name="P3"/>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 Condensed1" svg:font-family="'DejaVu Sans Condensed'" style:font-family-generic="swiss"/>
    <style:font-face style:name="Monospace1"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Condensed1" style:font-family-complex="'DejaVu Sans Condensed'"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Condensed1" style:font-family-complex="'DejaVu Sans Condensed'"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font-family-complex="'DejaVu Sans Condensed'"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00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29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2-16T08:15:53.394195629</dc:date>
    <meta:generator>LibreOffice/6.4.6.2$Linux_X86_64 LibreOffice_project/40$Build-2</meta:generator>
    <meta:editing-duration>PT23H2M6S</meta:editing-duration>
    <meta:editing-cycles>33</meta:editing-cycles>
    <meta:print-date>2019-11-26T19:24:50.432869307</meta:print-date>
    <meta:document-statistic meta:table-count="0" meta:image-count="0" meta:object-count="0" meta:page-count="2" meta:paragraph-count="44" meta:word-count="795" meta:character-count="4731" meta:non-whitespace-character-count="3993"/>
  </office:meta>
</office:document-meta>
</file>